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pj7gQ6k67FP97MMMhFRr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QFpFP9kJrcgWJmR8w6Nr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kcdgCRNm6fWmNjgTbnF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pWcKBwRPzjFthNTWWnR</text:p>
          </table:table-cell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bC6d7CCD9frkFTJ8BMLJ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CWTDLLz6CHGDJzCMCjk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KWKRDkTtWgGww6kjtfh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WCHFq7RhQzDBjCtLcRj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PKkthwQKdFTDgK6WTQq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8mR6RdH6nnMFGTdF6ffF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T9cpCjmwNtMRkD6c6pNC</text:p>
          </table:table-cell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8PhhW96tJJTnN7f77C7b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hcHnWztNdGbLgJbtzbHC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9B6QcH6BCdcJtNCNTwJ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JH6TM8ThDgd6GKNbMbK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–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p8RnQbnhjM8dPR7CjJLj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8n6LDWrjhRKmghDpH8F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FmMN7FrrD9T7wNmRfbP</text:p>
          </table:table-cell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HCNJwm8Q6Gm7L8mLQ8T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GqTPbzCC6QN6Nkwjrthj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NQNFFcPRnMQMHmB6t9t6</text:p>
          </table:table-cell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nrqf9WmFbQNHTkkk6htL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qQtDHQ8pMgcGBRBRFT7c</text:p>
          </table:table-cell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–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wzFkTTtW8gqwTCbLRNbP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–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pnqjpTwQfwKpmdtd8H6N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–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76hC7kM6jcNzPgqkTwqf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– A, 6CntKbGMhcBqqnHmgGM99 –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7brMw6wh6mW98Ln9Hh6f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– F, CwPrBwgWTjRL9kPchD6G7 –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8MGfzFdqWGwrcJgpDqR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– F, 7bHMKdmh9wJkpqH6Hk7rM –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qtdMH8fDBPCnjDcLNd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– F, GbmNLthWjCHfML9thPbbt –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WQdqjJfGzCjjCRJzM6PG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– F, LdhWCQdJmzHn9gChmWRPG –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fLLLbcmBpfkqrR9fKGtj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–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BgRbDmcFzW9kGnPFrqQ8</text:p>
          </table:table-cell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WKQRtfbPPRGqh6dMdQFK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–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prmGL98FMqcPzPBpKmQ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Outsider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zd6wBL7zcQR7zrJhwCjrh – 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OUT042</text:p>
          </table:table-cell>
          <table:table-cell table:style-name="ce2" office:value-type="string" calcext:value-type="string">
            <text:p>OUT160</text:p>
          </table:table-cell>
          <table:table-cell table:number-columns-repeated="3" table:style-name="ce2" office:value-type="string" calcext:value-type="string">
            <text:p>null</text:p>
          </table:table-cell>
          <table:table-cell table:style-name="ce2" table:number-columns-repeated="101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 style:data-style-name="N2" text:time-value="20:34:25.9302861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02T20:34:49.624641078</dc:date>
    <meta:editing-duration>PT4H11M4S</meta:editing-duration>
    <meta:editing-cycles>57</meta:editing-cycles>
    <meta:generator>LibreOffice/7.2.5.2$MacOSX_X86_64 LibreOffice_project/499f9727c189e6ef3471021d6132d4c694f357e5</meta:generator>
    <meta:document-statistic meta:table-count="1" meta:cell-count="420" meta:object-count="0"/>
  </office:meta>
</office:document-meta>
</file>